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Heading">
      <style:paragraph-properties fo:text-align="center" style:justify-single-word="false" fo:padding="0.049cm" fo:border="0.002cm solid #000000" style:shadow="non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fo:font-size="9pt" style:font-size-asian="9pt" style:font-size-complex="9pt"/>
    </style:style>
    <style:style style:name="P5" style:family="paragraph" style:parent-style-name="Standard">
      <style:text-properties style:font-name="Courier New" fo:font-size="8pt" style:font-size-asian="8pt" style:font-size-complex="8pt"/>
    </style:style>
    <style:style style:name="P6"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296eaa" style:font-name="Helvetica Neue" fo:font-size="10.5pt" fo:letter-spacing="normal" fo:font-style="normal" style:text-underline-style="solid" style:text-underline-width="auto" style:text-underline-color="font-color" fo:font-weight="normal"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 Vision Zone – Murtaza's Workshop Robotics and AI</text:p>
      <text:p text:style-name="Standard">User name : Steeve - @@steeve2ch183</text:p>
      <text:p text:style-name="Standard"/>
      <text:h text:style-name="Heading_20_1" text:outline-level="1">Feature Detection and Matching with ORB</text:h>
      <text:p text:style-name="Standard"><text:a xlink:type="simple" xlink:href="https://www.youtube.com/watch?v=nnH55-zD38I" text:style-name="Internet_20_link" text:visited-style-name="Visited_20_Internet_20_Link">https://www.youtube.com/watch?v=nnH55-zD38I</text:a></text:p>
      <text:p text:style-name="Standard"/>
      <text:p text:style-name="Standard">Le système est basé sur ORB</text:p>
      <text:p text:style-name="Standard"/>
      <text:p text:style-name="Standard">Le source n'était pas fourni. J'ai refais le TP en intégral. Il est adapté pour reconnaître des photos diverses et variées. J'ai utilisé les photos de la panc's 1983. </text:p>
      <text:p text:style-name="Standard">Il faut mettre la base des images à reconnaître dans de répertoire imageQuery</text:p>
      <text:p text:style-name="Standard">Il faut présenter la photo à reconnaître devant la webcam. Le système ne reconnaît que les images qu'il a dans imageQuery avec une certaine tolérance.</text:p>
      <text:p text:style-name="Standard">Le source : Projet6/Exercices/Murtaza/classifier.ipynb</text:p>
      <text:p text:style-name="Standard"/>
      <text:h text:style-name="Heading_20_1" text:outline-level="1">Reconnaissance d'objets en temps réel avec OpenCV</text:h>
      <text:p text:style-name="Text_20_body"><text:a xlink:type="simple" xlink:href="https://www.youtube.com/watch?v=HXDD7-EnGBY" text:style-name="Internet_20_link" text:visited-style-name="Visited_20_Internet_20_Link">https://www.youtube.com/watch?v=HXDD7-EnGBY</text:a></text:p>
      <text:p text:style-name="Standard">Le projet est lié à son blog dont certaines rubriques sont payantes, mais il y a pas mal de choses en libre.</text:p>
      <text:p text:style-name="Standard">Le blog : <text:a xlink:type="simple" xlink:href="https://www.computervision.zone/topic/video-lesson-basic/" text:style-name="Internet_20_link" text:visited-style-name="Visited_20_Internet_20_Link">https://www.computervision.zone/topic/video-lesson-basic/</text:a></text:p>
      <text:p text:style-name="Standard"/>
      <text:p text:style-name="Standard">Le projet est basé sur le Coco Dataset : common object in context</text:p>
      <text:p text:style-name="Standard">https://cocodataset.org/#home</text:p>
      <text:p text:style-name="Standard"/>
      <text:p text:style-name="Standard"/>
      <text:p text:style-name="Standard"/>
      <text:p text:style-name="Standard">Un autre tuto pour créer son « propre » classifier en Tensorflow</text:p>
      <text:p text:style-name="Standard"><text:a xlink:type="simple" xlink:href="https://towardsdatascience.com/creating-your-own-object-detector-ad69dda69c85" text:style-name="Internet_20_link" text:visited-style-name="Visited_20_Internet_20_Link">https://towardsdatascience.com/creating-your-own-object-detector-ad69dda69c85</text:a></text:p>
      <text:p text:style-name="Standard">Ce classifier pourra par exemple reconnaître un ESP32, un Aduino, ...</text:p>
      <text:p text:style-name="Standard"/>
      <text:p text:style-name="Standard"/>
      <text:p text:style-name="Standard"/>
      <text:h text:style-name="Heading_20_1" text:outline-level="1">OpenCV in 3 hours (Murtaza's)</text:h>
      <text:p text:style-name="Standard">Un tutoriel très intéressant qui balaye OpenCV</text:p>
      <text:p text:style-name="Standard"><text:a xlink:type="simple" xlink:href="https://www.youtube.com/watch?v=WQeoO7MI0Bs" text:style-name="Internet_20_link" text:visited-style-name="Visited_20_Internet_20_Link">https://www.youtube.com/watch?v=WQeoO7MI0Bs</text:a></text:p>
      <text:p text:style-name="Standard"/>
      <text:p text:style-name="Standard">### prendre des notes résumé</text:p>
      <text:p text:style-name="Standard"/>
      <text:p text:style-name="Standard"/>
      <text:p text:style-name="P1"><text:soft-page-break/>Coding sur chaîne Tensorflow</text:p>
      <text:h text:style-name="Heading_20_1" text:outline-level="1">Introduction (4 vidéos)</text:h>
      <text:h text:style-name="Heading_20_2" text:outline-level="2">Introduction à l'apprentissage automatique </text:h>
      <text:p text:style-name="Standard"><text:a xlink:type="simple" xlink:href="https://www.youtube.com/watch?v=sdIINp0-CAA&amp;list=PLJIBMSZJmULBbrcZj4jg-MkDSCporHRmv&amp;index=5" text:style-name="Internet_20_link" text:visited-style-name="Visited_20_Internet_20_Link">https://www.youtube.com/watch?v=sdIINp0-CAA&amp;list=PLJIBMSZJmULBbrcZj4jg-MkDSCporHRmv&amp;index=5</text:a></text:p>
      <text:p text:style-name="Standard"/>
      <text:p text:style-name="Standard">lien codelabs</text:p>
      <text:p text:style-name="Standard"><text:a xlink:type="simple" xlink:href="https://developers.google.com/codelabs/tensorflow-1-helloworld#4" text:style-name="Internet_20_link" text:visited-style-name="Visited_20_Internet_20_Link">https://developers.google.com/codelabs/tensorflow-1-helloworld#4</text:a></text:p>
      <text:p text:style-name="Standard"/>
      <text:p text:style-name="Standard"/>
      <text:h text:style-name="Heading_20_2" text:outline-level="2">Vision par Ordinateur à l’aide de l’Apprentissage Automatique</text:h>
      <text:p text:style-name="Standard"><text:a xlink:type="simple" xlink:href="https://www.youtube.com/watch?v=Hy3i7Ax-4xE&amp;list=PLQY2H8rRoyvzxotCLSLF51YITPSx-5XOh&amp;index=2" text:style-name="Internet_20_link" text:visited-style-name="Visited_20_Internet_20_Link">https://www.youtube.com/watch?v=Hy3i7Ax-4xE&amp;list=PLQY2H8rRoyvzxotCLSLF51YITPSx-5XOh&amp;index=2</text:a></text:p>
      <text:p text:style-name="Standard"/>
      <text:p text:style-name="Standard">lien codelabs</text:p>
      <text:p text:style-name="Standard"><text:a xlink:type="simple" xlink:href="https://colab.research.google.com/github/lmoroney/mlday-tokyo/blob/master/Lab2-Computer-Vision.ipynb" text:style-name="Internet_20_link" text:visited-style-name="Visited_20_Internet_20_Link">https://colab.research.google.com/github/lmoroney/mlday-tokyo/blob/master/Lab2-Computer-Vision.ipynb</text:a></text:p>
      <text:p text:style-name="Standard"/>
      <text:h text:style-name="Heading_20_2" text:outline-level="2">Introduction aux réseaux neuronaux convolutionnel </text:h>
      <text:p text:style-name="Standard"><text:a xlink:type="simple" xlink:href="https://www.youtube.com/watch?v=5K9MtmQjlYk&amp;list=PLQY2H8rRoyvzxotCLSLF51YITPSx-5XOh&amp;index=3" text:style-name="Internet_20_link" text:visited-style-name="Visited_20_Internet_20_Link">https://www.youtube.com/watch?v=5K9MtmQjlYk&amp;list=PLQY2H8rRoyvzxotCLSLF51YITPSx-</text:a><text:a xlink:type="simple" xlink:href="https://www.youtube.com/watch?v=5K9MtmQjlYk&amp;list=PLQY2H8rRoyvzxotCLSLF51YITPSx-5XOh&amp;index=3" text:style-name="Internet_20_link" text:visited-style-name="Visited_20_Internet_20_Link">5XOh&amp;index=3</text:a></text:p>
      <text:p text:style-name="Standard"/>
      <text:h text:style-name="Heading_20_2" text:outline-level="2">Construire un classifieur d'images</text:h>
      <text:p text:style-name="Standard"><text:a xlink:type="simple" xlink:href="https://www.youtube.com/watch?v=SmrQIWzCPF4&amp;list=PLQY2H8rRoyvzxotCLSLF51YITPSx-5XOh&amp;index=4" text:style-name="Internet_20_link" text:visited-style-name="Visited_20_Internet_20_Link">https://www.youtube.com/watch?v=SmrQIWzCPF4&amp;list=PLQY2H8rRoyvzxotCLSLF51YITPSx-5XOh&amp;index=4</text:a></text:p>
      <text:p text:style-name="Standard"/>
      <text:h text:style-name="Heading_20_1" text:outline-level="1">Série complète sur la chaîne Tensorflow</text:h>
      <text:p text:style-name="Standard"><text:a xlink:type="simple" xlink:href="https://www.youtube.com/playlist?list=PLQY2H8rRoyvwLbzbnKJ59NkZvQAW9wLbx" text:style-name="Internet_20_link" text:visited-style-name="Visited_20_Internet_20_Link">https://www.youtube.com/playlist?list=PLQY2H8rRoyvwLbzbnKJ59NkZvQAW9wLbx</text:a></text:p>
      <text:p text:style-name="Standard"/>
      <text:h text:style-name="Heading_20_1" text:outline-level="1">Toute la chaîne Tensorflow</text:h>
      <text:p text:style-name="Standard"><text:a xlink:type="simple" xlink:href="https://www.youtube.com/c/TensorFlow/playlists" text:style-name="Internet_20_link" text:visited-style-name="Visited_20_Internet_20_Link">https://www.youtube.com/c/TensorFlow/playlists</text:a></text:p>
      <text:p text:style-name="Standard"/>
      <text:p text:style-name="Standard"/>
      <text:p text:style-name="P1">Thibault Neveu</text:p>
      <text:p text:style-name="Standard">Toute la chaîne (c'est un sacré morceau)</text:p>
      <text:p text:style-name="Standard"><text:a xlink:type="simple" xlink:href="https://www.youtube.com/c/ThibaultNeveu/videos" text:style-name="Internet_20_link" text:visited-style-name="Visited_20_Internet_20_Link">https://www.youtube.com/c/ThibaultNeveu/videos</text:a></text:p>
      <text:p text:style-name="Standard"/>
      <text:p text:style-name="Standard">Sa playlist Tensorflow</text:p>
      <text:p text:style-name="Standard"><text:soft-page-break/><text:a xlink:type="simple" xlink:href="https://www.youtube.com/playlist?list=PLpEPgC7cUJ4byTM5kGA0Te1jUeNwbSgfd" text:style-name="Internet_20_link" text:visited-style-name="Visited_20_Internet_20_Link">https://www.youtube.com/playlist?list=PLpEPgC7cUJ4byTM5kGA0Te1jUeNwbSgfd</text:a></text:p>
      <text:p text:style-name="Standard"/>
      <text:h text:style-name="Heading_20_1" text:outline-level="1">Série sur le deep learning</text:h>
      <text:h text:style-name="Heading_20_2" text:outline-level="2">1 C'est quoi le deep learning</text:h>
      <text:p text:style-name="Standard"><text:a xlink:type="simple" xlink:href="https://www.youtube.com/watch?v=og5m7f1seno" text:style-name="Internet_20_link" text:visited-style-name="Visited_20_Internet_20_Link">https://www.youtube.com/watch?v=og5m7f1seno</text:a></text:p>
      <text:p text:style-name="Standard"/>
      <text:p text:style-name="Standard"/>
      <text:h text:style-name="Heading_20_1" text:outline-level="1">Série sur le deep learning avancé</text:h>
      <text:p text:style-name="Standard">La série : <text:a xlink:type="simple" xlink:href="https://www.youtube.com/playlist?list=PLpEPgC7cUJ4ZdgEncyHYfR9GWGrcp0WEz" text:style-name="Internet_20_link" text:visited-style-name="Visited_20_Internet_20_Link">https://www.youtube.com/playlist?list=PLpEPgC7cUJ4ZdgEncyHYfR9GWGrcp0WEz</text:a></text:p>
      <text:p text:style-name="Standard"/>
      <text:p text:style-name="Standard"/>
      <text:p text:style-name="Standard"/>
      <text:p text:style-name="Standard"/>
      <text:p text:style-name="Standard"/>
      <text:h text:style-name="Heading_20_1" text:outline-level="1">Série sur Tensorflow 2.0</text:h>
      <text:h text:style-name="Heading_20_2" text:outline-level="2">Se former à Tensoflow 2.0</text:h>
      <text:p text:style-name="Standard"><text:a xlink:type="simple" xlink:href="https://www.youtube.com/watch?v=hP7Ac8S9Tgs&amp;list=PLJIBMSZJmULBbrcZj4jg-MkDSCporHRmv&amp;index=5" text:style-name="Internet_20_link" text:visited-style-name="Visited_20_Internet_20_Link">https://www.youtube.com/watch?v=hP7Ac8S9Tgs&amp;list=PLJIBMSZJmULBbrcZj4jg-MkDSCporHRmv&amp;index=5</text:a></text:p>
      <text:p text:style-name="Standard"/>
      <text:p text:style-name="Standard">En prérequis il conseille d'avoir suivi son cycle sur le deep learning et sur le deep learning avancé.</text:p>
      <text:p text:style-name="Standard"/>
      <text:p text:style-name="Standard">Un site important pour la simulation / tinker with a neural network in your browser</text:p>
      <text:p text:style-name="Standard"><text:a xlink:type="simple" xlink:href="https://playground.tensorflow.org/#activation=tanh" text:style-name="Internet_20_link" text:visited-style-name="Visited_20_Internet_20_Link">https://playground.tensorflow.org/#activation=tanh</text:a></text:p>
      <text:p text:style-name="Standard"/>
      <text:p text:style-name="Standard"/>
      <text:p text:style-name="Standard"/>
      <text:p text:style-name="Standard"/>
      <text:p text:style-name="P1">OpenCV par Lil K</text:p>
      <text:p text:style-name="Standard"/>
      <text:p text:style-name="Standard">La playlist</text:p>
      <text:p text:style-name="Standard"><text:a xlink:type="simple" xlink:href="https://www.youtube.com/channel/UCqbEaR_2WxPr2ml2FSPYg1g" text:style-name="Internet_20_link" text:visited-style-name="Visited_20_Internet_20_Link">https://www.youtube.com/channel/UCqbEaR_2WxPr2ml2FSPYg1g</text:a></text:p>
      <text:p text:style-name="Standard"/>
      <text:p text:style-name="Standard"/>
      <text:p text:style-name="Standard"/>
      <text:h text:style-name="Heading_20_2" text:outline-level="2">1ère vidéo : Lire, afficher, sauvegarder</text:h>
      <text:p text:style-name="Standard">Import cv2</text:p>
      <text:p text:style-name="Standard">img = cv2.imread ('chemin', mode)</text:p>
      <text:p text:style-name="Standard">mode=0 : grayscale</text:p>
      <text:p text:style-name="Standard">mode=1 : trois canaux couleur</text:p>
      <text:p text:style-name="Standard">mode = -1 : 4 canaux, rgb et transparence</text:p>
      <text:p text:style-name="Standard">Les couleurs sont codées en BGR et pas en rgb. </text:p>
      <text:p text:style-name="Standard"><text:soft-page-break/></text:p>
      <text:p text:style-name="Standard">k = cv2.waitKey(0)</text:p>
      <text:p text:style-name="Standard">if k == ord('s') :</text:p>
      <text:p text:style-name="Standard"><text:tab/>cv2.imwrite ('chemin/file', img)</text:p>
      <text:p text:style-name="Standard"/>
      <text:p text:style-name="Standard"/>
      <text:p text:style-name="Standard">2ème vidéo : comment dessiner</text:p>
      <text:p text:style-name="Standard"/>
      <text:p text:style-name="Standard">3ème vidéo : les bases sur les vidéos</text:p>
      <text:p text:style-name="Standard"/>
      <text:h text:style-name="Heading_20_2" text:outline-level="2">4ème vidéo : Opérations basiques sur les pixels d'une image </text:h>
      <text:p text:style-name="Standard">Au programme d’aujourd’hui, on apprend à accéder directement aux valeurs des pixels à l’intérieur d’une image. On utilise l’indexation de Numpy pour pouvoir y accéder. Ces méthodes sont hyper importantes pour la suite pour pouvoir itérer et modifier les valeurs des pixels. On découvre aussi des méthodes utiles tels que « shape » qui retourne les dimensions de l’images d’entrée. </text:p>
      <text:p text:style-name="Standard"/>
      <text:p text:style-name="P2">PySource</text:p>
      <text:p text:style-name="Standard">L'anglais du présentateur est mauvais. Mais les sujets intéressants.</text:p>
      <text:p text:style-name="Standard">Lien vers son blog : <text:a xlink:type="simple" xlink:href="https://pysource.com/" text:style-name="Internet_20_link" text:visited-style-name="Visited_20_Internet_20_Link">https://pysource.com</text:a></text:p>
      <text:p text:style-name="Standard"/>
      <text:h text:style-name="Heading_20_2" text:outline-level="2">TP simple sur SIFT</text:h>
      <text:p text:style-name="Standard"><text:a xlink:type="simple" xlink:href="https://www.youtube.com/watch?v=USl5BHFq2H4" text:style-name="Internet_20_link" text:visited-style-name="Visited_20_Internet_20_Link">https://www.youtube.com/watch?v=USl5BHFq2H4</text:a></text:p>
      <text:p text:style-name="Standard">C'est un TP simple qui affiche les descripteurs ORB ou SIFT</text:p>
      <text:p text:style-name="Standard">Le source : Projet6/Exercices/Ex/pysource-sift-youtube.ipynb</text:p>
      <text:h text:style-name="Heading_20_2" text:outline-level="2">YOLO object detection using Opencv with Python</text:h>
      <text:p text:style-name="Standard">Un intéressant TP sur Yolo. C'est un RNN apparu en 2016</text:p>
      <text:p text:style-name="Standard"><text:a xlink:type="simple" xlink:href="https://www.youtube.com/watch?v=h56M5iUVgGs" text:style-name="Internet_20_link" text:visited-style-name="Visited_20_Internet_20_Link">https://www.youtube.com/watch?v=h56M5iUVgGs</text:a></text:p>
      <text:p text:style-name="Standard">J'ai fait un MP3.</text:p>
      <text:p text:style-name="Standard">Le code est intéressant, notamment la façon dont il génère les couleurs des classes</text:p>
      <text:p text:style-name="Standard">Le texte et le code du TP : <text:a xlink:type="simple" xlink:href="https://pysource.com/2019/06/27/yolo-object-detection-using-opencv-with-python/" text:style-name="Internet_20_link" text:visited-style-name="Visited_20_Internet_20_Link">https://pysource.com/2019/06/27/yolo-object-detection-using-opencv-with-python/</text:a></text:p>
      <text:p text:style-name="Standard"/>
      <text:p text:style-name="Standard"/>
      <text:h text:style-name="Heading_20_2" text:outline-level="2">Train YOLO to detect a custom object (online with free GPU)</text:h>
      <text:p text:style-name="Standard"><text:a xlink:type="simple" xlink:href="https://www.youtube.com/watch?v=_FNfRtXEbr4" text:style-name="Internet_20_link" text:visited-style-name="Visited_20_Internet_20_Link">https://www.youtube.com/watch?v=_FNfRtXEbr4</text:a></text:p>
      <text:p text:style-name="Standard">j'ai fait un MP3.</text:p>
      <text:p text:style-name="Standard">### à étudier</text:p>
      <text:p text:style-name="Standard"/>
      <text:h text:style-name="Heading_20_2" text:outline-level="2">Install and run OAK-D Lite on Windows | DepthAi and Python</text:h>
      <text:p text:style-name="Standard"><text:a xlink:type="simple" xlink:href="https://www.youtube.com/watch?v=ZscWU6_vnQo" text:style-name="Internet_20_link" text:visited-style-name="Visited_20_Internet_20_Link">https://www.youtube.com/watch?v=ZscWU6_vnQo</text:a></text:p>
      <text:p text:style-name="Standard">Vu le 1-02-2022</text:p>
      <text:p text:style-name="Standard">C'est une caméra 4K au centre et deux caméras latérales permettant une vision avec une notion de distance. Il y a un processeur dans le device. L'IA est embarquée.</text:p>
      <text:h text:style-name="Heading_20_2" text:outline-level="2"><text:soft-page-break/>Robotique</text:h>
      <text:p text:style-name="Standard">Pysource conseille de lire : <text:a xlink:type="simple" xlink:href="https://fr.wikipedia.org/wiki/Cinématique_inverse" text:style-name="Internet_20_link" text:visited-style-name="Visited_20_Internet_20_Link">https://fr.wikipedia.org/wiki/Cin%C3%A9matique_inverse</text:a>, un article sur la 'inverse kinematics'.</text:p>
      <text:p text:style-name="Standard">Il déconseille l'achat de robots qui n'on pas la lib 'inverse kinematics'</text:p>
      <text:p text:style-name="Standard"/>
      <text:p text:style-name="Standard"/>
      <text:p text:style-name="P2">Autres ressources</text:p>
      <text:h text:style-name="Heading_20_1" text:outline-level="1"><text:bookmark text:name="KGP-Talkie"/>KGP Talkie</text:h>
      <text:p text:style-name="P3"><text:bookmark text:name="TensorFlow-2.0-Tutorial-for-Beginners-8---Object-Classification-Using-TensorFlow-and-VGG16-Model"/>TensorFlow 2.0 Tutorial for Beginners 8 - Object Classification Using TensorFlow and VGG16 Model</text:p>
      <text:p text:style-name="P6"><text:a xlink:type="simple" xlink:href="https://www.youtube.com/watch?v=7MF41u4OhVs" office:target-frame-name="_blank" xlink:show="new" text:style-name="Internet_20_link" text:visited-style-name="Visited_20_Internet_20_Link"><text:span text:style-name="T1">https://www.youtube.com/watch?v=7MF41u4OhVs</text:span></text:a> </text:p>
      <text:p text:style-name="P6">Très bon TP, je l'ai mis en œuvre sur la problématique du projet 6 sans faire de transfert learning. On utilise simplement le réseau VGG16. J'ai testé50 premières photo, le résultat est mitigé.</text:p>
      <text:p text:style-name="P6">Le source : Projet6/Exercices/Formasys/KGP-Talkie-VGG16-Base.ipynb</text:p>
      <text:p text:style-name="P6"/>
      <text:p text:style-name="P6">Les photos comprenant plusieurs objets sont ambiguës. </text:p>
      <text:p text:style-name="P6">Idée : Il faudrait les séparer et ne donner que le ou les premiers au RNN VG16. Pour ça il y une fonction dans OpenCV (voir TP de Mustaraz) ###</text:p>
      <text:p text:style-name="Standard">Suite : l'idée est peut être bonne, mais avec le transfert learning, les résultats sont bons.</text:p>
      <text:p text:style-name="Standard"/>
      <text:p text:style-name="Standard"/>
      <text:h text:style-name="Heading_20_1" text:outline-level="1">Kris Naik</text:h>
      <text:h text:style-name="Heading_20_2" text:outline-level="2">CNN Transfer Learning VGG16 et Resnet (tuto 28)</text:h>
      <text:p text:style-name="Standard"><text:a xlink:type="simple" xlink:href="https://www.youtube.com/watch?v=zBOavqh3kWU" text:style-name="Internet_20_link" text:visited-style-name="Visited_20_Internet_20_Link">https://www.youtube.com/watch?v=zBOavqh3kWU</text:a></text:p>
      <text:p text:style-name="Standard">Encore un code super intéressant. Ici encore, les images sont regroupées par classe dans des répertoires ayant le nom de la classe. Il semblerait que c'est assez courant de faire ça.</text:p>
      <text:p text:style-name="Standard">Son code est universel, il suffit de créer la bonne arborescence de photos. Par contre il ne fait pas la démonstration de son code</text:p>
      <text:p text:style-name="Standard"/>
      <text:p text:style-name="Standard">C'est vraiment un template (on peut remplacer vgg par resnet ou autre)</text:p>
      <text:p text:style-name="P5"># -*- coding: utf-8 -*-</text:p>
      <text:p text:style-name="P5">"""</text:p>
      <text:p text:style-name="P5">@author: Krish.Naik</text:p>
      <text:p text:style-name="P5">"""</text:p>
      <text:p text:style-name="P5"/>
      <text:p text:style-name="P5">from keras.layers import Input, Lambda, Dense, Flatten</text:p>
      <text:p text:style-name="P5">from keras.models import Model</text:p>
      <text:p text:style-name="P5">from keras.applications.vgg16 import VGG16</text:p>
      <text:p text:style-name="P5">from keras.applications.vgg16 import preprocess_input</text:p>
      <text:p text:style-name="P5">from keras.preprocessing import image</text:p>
      <text:p text:style-name="P5">from keras.preprocessing.image import ImageDataGenerator</text:p>
      <text:p text:style-name="P5">from keras.models import Sequential</text:p>
      <text:p text:style-name="P5">import numpy as np</text:p>
      <text:p text:style-name="P5">from glob import glob</text:p>
      <text:p text:style-name="P5">import matplotlib.pyplot as plt</text:p>
      <text:p text:style-name="P5"/>
      <text:p text:style-name="P5"># re-size all the images to this</text:p>
      <text:p text:style-name="P5">IMAGE_SIZE = [224, 224]</text:p>
      <text:p text:style-name="P5"/>
      <text:p text:style-name="P5">train_path = 'Datasets/Train'</text:p>
      <text:p text:style-name="P5">valid_path = 'Datasets/Test'</text:p>
      <text:p text:style-name="P5"/>
      <text:p text:style-name="P5"># add preprocessing layer to the front of VGG. 3 color, 1 for NB</text:p>
      <text:p text:style-name="P5">vgg = VGG16(input_shape=IMAGE_SIZE + [3], weights='imagenet', include_top=False)</text:p>
      <text:p text:style-name="P5"><text:soft-page-break/></text:p>
      <text:p text:style-name="P5"># don't train existing weights</text:p>
      <text:p text:style-name="P5">for layer in vgg.layers:</text:p>
      <text:p text:style-name="P5"><text:s text:c="2"/>layer.trainable = False</text:p>
      <text:p text:style-name="P5"><text:s text:c="2"/></text:p>
      <text:p text:style-name="P5"># useful for getting number of classes</text:p>
      <text:p text:style-name="P5">folders = glob('Datasets/Train/*')</text:p>
      <text:p text:style-name="P5"><text:s text:c="2"/></text:p>
      <text:p text:style-name="P5"/>
      <text:p text:style-name="P5"># our layers - you can add more if you want</text:p>
      <text:p text:style-name="P5">x = Flatten()(vgg.output)</text:p>
      <text:p text:style-name="P5"># x = Dense(1000, activation='relu')(x)</text:p>
      <text:p text:style-name="P5">prediction = Dense(len(folders), activation='softmax')(x)</text:p>
      <text:p text:style-name="P5"/>
      <text:p text:style-name="P5"># create a model object</text:p>
      <text:p text:style-name="P5">model = Model(inputs=vgg.input, outputs=prediction)</text:p>
      <text:p text:style-name="P5"/>
      <text:p text:style-name="P5"># view the structure of the model</text:p>
      <text:p text:style-name="P5">model.summary()</text:p>
      <text:p text:style-name="P5"/>
      <text:p text:style-name="P5"># tell the model what cost and optimization method to use</text:p>
      <text:p text:style-name="P5">model.compile(</text:p>
      <text:p text:style-name="P5"><text:s text:c="2"/>loss='categorical_crossentropy',</text:p>
      <text:p text:style-name="P5"><text:s text:c="2"/>optimizer='adam',</text:p>
      <text:p text:style-name="P5"><text:s text:c="2"/>metrics=['accuracy']</text:p>
      <text:p text:style-name="P5">)</text:p>
      <text:p text:style-name="P5"/>
      <text:p text:style-name="P5">from keras.preprocessing.image import ImageDataGenerator</text:p>
      <text:p text:style-name="P5"/>
      <text:p text:style-name="P5">train_datagen = ImageDataGenerator(rescale = 1./255,</text:p>
      <text:p text:style-name="P5"><text:s text:c="35"/>shear_range = 0.2,</text:p>
      <text:p text:style-name="P5"><text:s text:c="35"/>zoom_range = 0.2,</text:p>
      <text:p text:style-name="P5"><text:s text:c="35"/>horizontal_flip = True)</text:p>
      <text:p text:style-name="P5"/>
      <text:p text:style-name="P5">test_datagen = ImageDataGenerator(rescale = 1./255)</text:p>
      <text:p text:style-name="P5"/>
      <text:p text:style-name="P5">training_set = train_datagen.flow_from_directory('Datasets/Train',</text:p>
      <text:p text:style-name="P5"><text:s text:c="49"/>target_size = (224, 224),</text:p>
      <text:p text:style-name="P5"><text:s text:c="49"/>batch_size = 32,</text:p>
      <text:p text:style-name="P5"><text:s text:c="49"/>class_mode = 'categorical')</text:p>
      <text:p text:style-name="P5"/>
      <text:p text:style-name="P5">test_set = test_datagen.flow_from_directory('Datasets/Test',</text:p>
      <text:p text:style-name="P5"><text:s text:c="44"/>target_size = (224, 224),</text:p>
      <text:p text:style-name="P5"><text:s text:c="44"/>batch_size = 32,</text:p>
      <text:p text:style-name="P5"><text:s text:c="44"/>class_mode = 'categorical')</text:p>
      <text:p text:style-name="P5"/>
      <text:p text:style-name="P5">'''r=model.fit_generator(training_set,</text:p>
      <text:p text:style-name="P5"><text:s text:c="25"/>samples_per_epoch = 8000,</text:p>
      <text:p text:style-name="P5"><text:s text:c="25"/>nb_epoch = 5,</text:p>
      <text:p text:style-name="P5"><text:s text:c="25"/>validation_data = test_set,</text:p>
      <text:p text:style-name="P5"><text:s text:c="25"/>nb_val_samples = 2000)'''</text:p>
      <text:p text:style-name="P5"/>
      <text:p text:style-name="P5"># fit the model</text:p>
      <text:p text:style-name="P5">r = model.fit_generator(</text:p>
      <text:p text:style-name="P5"><text:s text:c="2"/>training_set,</text:p>
      <text:p text:style-name="P5"><text:s text:c="2"/>validation_data=test_set,</text:p>
      <text:p text:style-name="P5"><text:s text:c="2"/>epochs=5,</text:p>
      <text:p text:style-name="P5"><text:s text:c="2"/>steps_per_epoch=len(training_set),</text:p>
      <text:p text:style-name="P5"><text:s text:c="2"/>validation_steps=len(test_set)</text:p>
      <text:p text:style-name="P5">)</text:p>
      <text:p text:style-name="P5"/>
      <text:p text:style-name="P5"># loss</text:p>
      <text:p text:style-name="P5">plt.plot(r.history['loss'], label='train loss')</text:p>
      <text:p text:style-name="P5">plt.plot(r.history['val_loss'], label='val loss')</text:p>
      <text:p text:style-name="P5">plt.legend()</text:p>
      <text:p text:style-name="P5">plt.show()</text:p>
      <text:p text:style-name="P5">plt.savefig('LossVal_loss')</text:p>
      <text:p text:style-name="P5"/>
      <text:p text:style-name="P5"># accuracies</text:p>
      <text:p text:style-name="P5">plt.plot(r.history['acc'], label='train acc')</text:p>
      <text:p text:style-name="P5">plt.plot(r.history['val_acc'], label='val acc')</text:p>
      <text:p text:style-name="P5">plt.legend()</text:p>
      <text:p text:style-name="P5">plt.show()</text:p>
      <text:p text:style-name="P5">plt.savefig('AccVal_acc')</text:p>
      <text:p text:style-name="P5"/>
      <text:p text:style-name="P5">import tensorflow as tf</text:p>
      <text:p text:style-name="P5"/>
      <text:p text:style-name="P5">from keras.models import load_model</text:p>
      <text:p text:style-name="P5"/>
      <text:p text:style-name="P5">model.save('facefeatures_new_model.h5')</text:p>
      <text:p text:style-name="Standard"><text:soft-page-break/></text:p>
      <text:p text:style-name="Standard">J'ai intégré ce code directement dans le projet6. Ca marche, mais j'ai un résultat inférieur à celui du TP Formasys.</text:p>
      <text:p text:style-name="Standard"/>
      <text:h text:style-name="Heading_20_1" text:outline-level="1">Computer Vision avec Mediapipe et OpenCV</text:h>
      <text:p text:style-name="Standard"><text:a xlink:type="simple" xlink:href="https://www.youtube.com/watch?v=r0E2GJrGFxk" text:style-name="Internet_20_link" text:visited-style-name="Visited_20_Internet_20_Link">https://www.youtube.com/watch?v=r0E2GJrGFxk</text:a></text:p>
      <text:p text:style-name="Standard">Chaîne Michel Kartner</text:p>
      <text:p text:style-name="Standard">Un TP intéressant car il map le visage</text:p>
      <text:p text:style-name="Standard">### Faire le code absolument</text:p>
      <text:p text:style-name="Standard">### le code d'origine est de Murtarza</text:p>
      <text:p text:style-name="Standard"/>
      <text:p text:style-name="Standard"/>
      <text:p text:style-name="Standard"/>
      <text:p text:style-name="P1">Digital Streeni</text:p>
      <text:h text:style-name="Heading_20_2" text:outline-level="2">194 - Semantic segmentation using XGBoost and VGG16 imagenet as feature extractor</text:h>
      <text:p text:style-name="Standard"><text:a xlink:type="simple" xlink:href="https://www.youtube.com/watch?v=M5NygAGT5AI" text:style-name="Internet_20_link" text:visited-style-name="Visited_20_Internet_20_Link">https://www.youtube.com/watch?v=M5NygAGT5AI</text:a></text:p>
      <text:p text:style-name="Standard"/>
      <text:p text:style-name="Standard"/>
      <text:h text:style-name="Heading_20_2" text:outline-level="2">195-Classification d'images</text:h>
      <text:p text:style-name="Standard">En utilisant XGBoost et VGG16 imagenet comme extracteur de caractéristiques</text:p>
      <text:p text:style-name="Standard"><text:a xlink:type="simple" xlink:href="https://www.youtube.com/watch?v=2miw-69Xb0g" text:style-name="Internet_20_link" text:visited-style-name="Visited_20_Internet_20_Link">https://www.youtube.com/watch?v=2miw-69Xb0g</text:a></text:p>
      <text:p text:style-name="Standard"/>
      <text:p text:style-name="Standard">Il fait un classificateur en quatre classes. Il met les images de chaque classe dans un répertoire différent, en distinguant train et test.</text:p>
      <text:p text:style-name="Standard">Pour le projet 6 on pourrait faire 7 classes, 7 répertoires et y mettre les images correspondantes.</text:p>
      <text:p text:style-name="Standard">Chaque image est labellisé avec le nom du répertoire. Dans le projet6 on peut faire autrement, mais c'est une approche intéressante. Le code est à retenir. Finalement j'ai fait comme lui, un répertoire par classe, séparé en Train et Test. C'est une approche universelle.</text:p>
      <text:p text:style-name="Standard"/>
      <text:p text:style-name="Standard">Par contre le Dataset qu'il utilise n'est pas donné.</text:p>
      <text:p text:style-name="Standard">L'idée d'utiliser un VGG16 sans sa dernière couche et d'utiliser un XGBoost pour la classification est intéressante, il faudrait comparer les résultats sur le projet6 en le comparant à un VGG16 où on a remplacé la dernière couche par une couche 7 classes.</text:p>
      <text:p text:style-name="Standard"/>
      <text:p text:style-name="Standard">J'ai fait cette comparaison.</text:p>
      <text:p text:style-name="Standard">Le code : Projet6/Exercices/pysource/Classification-images-XGBoost-VGG16.ipynb</text:p>
      <text:p text:style-name="Standard"/>
      <text:p text:style-name="Standard">J'ai adapté les code pour qu'il fonctionne avec le Projet6. Ca fonctionne correctement, on a un score de 80%, ce n'est pas mieux que le VGG16 codé dans le fichier pneumonia1, mais mieux que celui de Kris Naik. <text:s/>### A tirer au clair </text:p>
      <text:p text:style-name="Standard"/>
      <text:p text:style-name="Standard"/>
      <text:h text:style-name="Heading_20_2" text:outline-level="2"><text:soft-page-break/>241 - Real time detection of facial emotion, age, and gender (webcam)</text:h>
      <text:p text:style-name="Standard"><text:a xlink:type="simple" xlink:href="https://www.youtube.com/watch?v=JmvmUWIP2v8" text:style-name="Internet_20_link" text:visited-style-name="Visited_20_Internet_20_Link">https://www.youtube.com/watch?v=JmvmUWIP2v8</text:a></text:p>
      <text:p text:style-name="Standard">C'est un TP proche de celui fait par Michel Kartner qui mappe certains points du visage.</text:p>
      <text:p text:style-name="Standard">### à faire absolument</text:p>
      <text:p text:style-name="Standard"/>
      <text:p text:style-name="Standard"/>
      <text:p text:style-name="Standard"/>
      <text:p text:style-name="Standard"/>
      <text:p text:style-name="P1">Edge Electronics</text:p>
      <text:h text:style-name="Heading_20_1" text:outline-level="1">Object recognition with Tensorflow</text:h>
      <text:p text:style-name="Standard"><text:a xlink:type="simple" xlink:href="https://www.youtube.com/watch?v=Rgpfk6eYxJA" text:style-name="Internet_20_link" text:visited-style-name="Visited_20_Internet_20_Link">https://www.youtube.com/watch?v=Rgpfk6eYxJA</text:a></text:p>
      <text:p text:style-name="Standard">Il y a le code source.</text:p>
      <text:p text:style-name="Standard">Anglais très correct, j'ai fait un MP3.</text:p>
      <text:p text:style-name="Standard">### à faire absolument</text:p>
      <text:p text:style-name="Standard"/>
      <text:p text:style-name="P1">La chaîne Formasys</text:p>
      <text:h text:style-name="Heading_20_1" text:outline-level="1">Formation Deep Learning Python - Tensorflow</text:h>
      <text:p text:style-name="Standard"/>
      <text:h text:style-name="Heading_20_2" text:outline-level="2">Partie 2 : réalisation du réseau de neurones</text:h>
      <text:p text:style-name="Standard"><text:a xlink:type="simple" xlink:href="https://www.youtube.com/watch?v=OUgLGKvA4l4" office:target-frame-name="_blank" xlink:show="new" text:style-name="Internet_20_link" text:visited-style-name="Visited_20_Internet_20_Link"><text:span text:style-name="T1">https://www.youtube.com/watch?v=OUgLGKvA4l4</text:span></text:a> </text:p>
      <text:p text:style-name="Standard">Excellent TP pour les bases sur Keras</text:p>
      <text:p text:style-name="Standard">Le source : Projet6/Exercices/Formasys/Test_tf.ipynb</text:p>
      <text:p text:style-name="Standard"/>
      <text:p text:style-name="Standard">Dans ce TP, on utilise le Dataset breastcancer de Sklearn</text:p>
      <text:p text:style-name="P4">df=datasets.load_breast_cancer()</text:p>
      <text:p text:style-name="Standard"/>
      <text:p text:style-name="Standard"/>
      <text:p text:style-name="Standard"/>
      <text:p text:style-name="Standard"/>
      <text:p text:style-name="Standard">Attention, le training est long mais ça fonctionne en local. Il vaudrait mieux passer sous Google Collab quand même.</text:p>
      <text:p text:style-name="Standard"/>
      <text:p text:style-name="Standard"/>
      <text:h text:style-name="Heading_20_2" text:outline-level="2">Partie 6 : réaliser un RNN</text:h>
      <text:p text:style-name="Standard"><text:a xlink:type="simple" xlink:href="https://www.youtube.com/watch?v=hFetrU3z3eI" text:style-name="Internet_20_link" text:visited-style-name="Visited_20_Internet_20_Link">https://www.youtube.com/watch?v=hFetrU3z3eI</text:a></text:p>
      <text:p text:style-name="Standard">Prévision sur une série temporelle. Le TP est un peu laborieux mais intéressant.</text:p>
      <text:p text:style-name="Standard">### piquer les slide, faire le TP</text:p>
      <text:p text:style-name="Standard"/>
      <text:p text:style-name="Standard"/>
      <text:h text:style-name="Heading_20_1" text:outline-level="1"><text:soft-page-break/>Comprendre le transfert learning</text:h>
      <text:p text:style-name="Standard">Application sur les images du cancer du sein. </text:p>
      <text:p text:style-name="Standard"/>
      <text:h text:style-name="Heading_20_2" text:outline-level="2">Se connecter à Google Collab</text:h>
      <text:p text:style-name="Standard">C'est très gros, il vaut mieux passer par Google collab. Une vidéo de Formasys qui explique comment faire</text:p>
      <text:p text:style-name="Standard"><text:a xlink:type="simple" xlink:href="https://www.youtube.com/watch?v=up8R4jT49Ak" text:style-name="Internet_20_link" text:visited-style-name="Visited_20_Internet_20_Link">https://www.youtube.com/watch?v=up8R4jT49Ak</text:a></text:p>
      <text:p text:style-name="Standard">###</text:p>
      <text:p text:style-name="Standard"/>
      <text:h text:style-name="Heading_20_2" text:outline-level="2">Le TP Transfert Learning</text:h>
      <text:p text:style-name="Standard"><text:a xlink:type="simple" xlink:href="https://www.youtube.com/watch?v=jRaPzSR98uk" text:style-name="Internet_20_link" text:visited-style-name="Visited_20_Internet_20_Link">https://www.youtube.com/watch?v=jRaPzSR98uk</text:a></text:p>
      <text:p text:style-name="Standard">Application sur les images du cancer du sein. </text:p>
      <text:p text:style-name="Standard">Le source du TP est dans Projet6/Exercices/Formasys/pneumonie_1.ipynb</text:p>
      <text:p text:style-name="Standard"/>
      <text:p text:style-name="Standard">J'ai testé le code avec le Dataset des pneumonies en local, c'est long mais ça fonctionne.</text:p>
      <text:p text:style-name="Standard">J'ai adapté le code pour utiliser le Dataset du projet6 (seul le nom du répertoire change), ça donne un bon résult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2-03-30T09:08:11.18</dc:date>
    <meta:editing-duration>P11DT16H12M45S</meta:editing-duration>
    <meta:editing-cycles>126</meta:editing-cycles>
    <meta:generator>OpenOffice/4.1.9$Win32 OpenOffice.org_project/419m1$Build-9805</meta:generator>
    <meta:document-statistic meta:table-count="0" meta:image-count="0" meta:object-count="0" meta:page-count="9" meta:paragraph-count="251" meta:word-count="1593" meta:character-count="12812"/>
  </office:meta>
</office:document-meta>
</file>